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14f" officeooo:paragraph-rsid="001e914f"/>
    </style:style>
    <style:style style:name="P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e914f" officeooo:paragraph-rsid="001e914f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T1" style:family="text">
      <style:text-properties style:font-name="monospace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2:ml</text:p>
      <text:p text:style-name="P1">import pandas as pd</text:p>
      <text:p text:style-name="P1">df = pd.read_csv('/home/cs2016a119/Documents/tennisdataset.csv')</text:p>
      <text:p text:style-name="P1">print("\n Input Data Set is:\n", df)</text:p>
      <text:p text:style-name="P1">t = df.keys()[-1]</text:p>
      <text:p text:style-name="P1">print('Target Attribute is: ', t)</text:p>
      <text:p text:style-name="P1"># Get the attribute names from input dataset</text:p>
      <text:p text:style-name="P1">attribute_names = list(df.keys())</text:p>
      <text:p text:style-name="P1">#Remove the target attribute from the attribute names list</text:p>
      <text:p text:style-name="P1">attribute_names.remove(t) </text:p>
      <text:p text:style-name="P1">print('Predicting Attributes: ', attribute_names)</text:p>
      <text:p text:style-name="P1">#Function to calculate the entropy of collection S</text:p>
      <text:p text:style-name="P1">import math</text:p>
      <text:p text:style-name="P1">def entropy(probs): <text:s/></text:p>
      <text:p text:style-name="P1"><text:s text:c="4"/>return sum( [-prob*math.log(prob, 2) for prob in probs])</text:p>
      <text:p text:style-name="P1"/>
      <text:p text:style-name="P1">#Function to calulate the entropy of the given Data Sets/List with </text:p>
      <text:p text:style-name="P1">#respect to target attributes</text:p>
      <text:p text:style-name="P1">def entropy_of_list(ls,value): <text:s/></text:p>
      <text:p text:style-name="P1"><text:s text:c="4"/>from collections import Counter</text:p>
      <text:p text:style-name="P1"><text:s text:c="4"/>cnt = Counter(x for x in ls)# Counter calculates the propotion of class</text:p>
      <text:p text:style-name="P1"><text:s text:c="4"/>print('Target attribute class count(Yes/No)=',dict(cnt))</text:p>
      <text:p text:style-name="P1"><text:s text:c="4"/>total_instances = len(ls) <text:s/></text:p>
      <text:p text:style-name="P1"><text:s text:c="4"/>print("Total no of instances/records associated with {0} is: {1}".format(value,total_instances ))</text:p>
      <text:p text:style-name="P1"><text:s text:c="4"/>probs = [x / total_instances for x in cnt.values()] <text:s/># x means no of YES/NO</text:p>
      <text:p text:style-name="P1"><text:s text:c="4"/>print("Probability of Class {0} is: {1:.4f}".format(min(cnt),min(probs)))</text:p>
      <text:p text:style-name="P1"><text:s text:c="4"/>print("Probability of Class {0} is: {1:.4f}".format(max(cnt),max(probs)))</text:p>
      <text:p text:style-name="P1"><text:s text:c="4"/>return entropy(probs) # Call Entropy</text:p>
      <text:p text:style-name="P1">def information_gain(df, split_attribute, target_attribute,battr):</text:p>
      <text:p text:style-name="P1"><text:s text:c="4"/>print("\n\n-----Information Gain Calculation of ",split_attribute, " --------") </text:p>
      <text:p text:style-name="P1"><text:s text:c="4"/>df_split = df.groupby(split_attribute) # group the data based on attribute values</text:p>
      <text:p text:style-name="P1"><text:s text:c="4"/>glist=[]</text:p>
      <text:p text:style-name="P1"><text:s text:c="4"/>for gname,group in df_split:</text:p>
      <text:p text:style-name="P1"><text:s text:c="8"/>print('Grouped Attribute Values \n',group)</text:p>
      <text:p text:style-name="P1"><text:s text:c="8"/>glist.append(gname) </text:p>
      <text:p text:style-name="P1"><text:s text:c="4"/></text:p>
      <text:p text:style-name="P1"><text:s text:c="4"/>glist.reverse()</text:p>
      <text:p text:style-name="P1"><text:s text:c="4"/>nobs = len(df.index) * 1.0 <text:s text:c="2"/></text:p>
      <text:p text:style-name="P1"><text:s text:c="4"/>df_agg1=df_split.agg({target_attribute:lambda x:entropy_of_list(x, glist.pop())})</text:p>
      <text:p text:style-name="P1"><text:s text:c="4"/>df_agg2=df_split.agg({target_attribute :lambda x:len(x)/nobs})</text:p>
      <text:p text:style-name="P1"><text:s text:c="4"/></text:p>
      <text:p text:style-name="P1"><text:s text:c="4"/>df_agg1.columns=['Entropy']</text:p>
      <text:p text:style-name="P1"><text:s text:c="4"/>df_agg2.columns=['Proportion']</text:p>
      <text:p text:style-name="P1"><text:s text:c="4"/></text:p>
      <text:p text:style-name="P1"><text:s text:c="4"/># Calculate Information Gain:</text:p>
      <text:p text:style-name="P1"><text:s text:c="4"/>new_entropy = sum( df_agg1['Entropy'] * df_agg2['Proportion'])</text:p>
      <text:p text:style-name="P1"><text:s text:c="4"/>if battr !='S':</text:p>
      <text:p text:style-name="P1"><text:s text:c="8"/>old_entropy = entropy_of_list(df[target_attribute],'S-'+df.iloc[0][df.columns.get_loc(battr)])</text:p>
      <text:p text:style-name="P1"><text:s text:c="4"/>else:</text:p>
      <text:p text:style-name="P1"><text:s text:c="8"/>old_entropy = entropy_of_list(df[target_attribute],battr)</text:p>
      <text:p text:style-name="P1"><text:s text:c="4"/>return old_entropy - new_entropy</text:p>
      <text:p text:style-name="P1">def id3(df, target_attribute, attribute_names, default_class=None,default_attr='S'):</text:p>
      <text:p text:style-name="P1"><text:soft-page-break/><text:s text:c="4"/></text:p>
      <text:p text:style-name="P1"><text:s text:c="4"/>from collections import Counter</text:p>
      <text:p text:style-name="P1"><text:s text:c="4"/>cnt = Counter(x for x in df[target_attribute])# class of YES /NO</text:p>
      <text:p text:style-name="P1"><text:s text:c="4"/></text:p>
      <text:p text:style-name="P1"><text:s text:c="4"/>## First check: Is this split of the dataset homogeneous?</text:p>
      <text:p text:style-name="P1"><text:s text:c="4"/>if len(cnt) == 1:</text:p>
      <text:p text:style-name="P1"><text:s text:c="8"/>return next(iter(cnt)) <text:s/># next input data set, or raises StopIteration when EOF is hit.</text:p>
      <text:p text:style-name="P1"><text:s text:c="4"/></text:p>
      <text:p text:style-name="P1"><text:s text:c="4"/>## Second check: Is this split of the dataset empty? if yes, return a default value</text:p>
      <text:p text:style-name="P1"><text:s text:c="4"/>elif df.empty or (not attribute_names):</text:p>
      <text:p text:style-name="P1"><text:s text:c="8"/>return default_class <text:s/># Return None for Empty Data Set</text:p>
      <text:p text:style-name="P1"><text:s text:c="4"/></text:p>
      <text:p text:style-name="P1"><text:s text:c="4"/>## Otherwise: This dataset is ready to be devied up!</text:p>
      <text:p text:style-name="P1"><text:s text:c="4"/>else:</text:p>
      <text:p text:style-name="P1"><text:s text:c="8"/># Get Default Value for next recursive call of this function:</text:p>
      <text:p text:style-name="P1"><text:s text:c="8"/>default_class = max(cnt.keys()) #No of YES and NO Class</text:p>
      <text:p text:style-name="P1"><text:s text:c="8"/># Compute the Information Gain of the attributes:</text:p>
      <text:p text:style-name="P1"><text:s text:c="8"/>gainz=[]</text:p>
      <text:p text:style-name="P1"><text:s text:c="8"/>for attr in attribute_names:</text:p>
      <text:p text:style-name="P1"><text:s text:c="12"/>ig= information_gain(df, attr, target_attribute,default_attr)</text:p>
      <text:p text:style-name="P1"><text:s text:c="12"/>gainz.append(ig)</text:p>
      <text:p text:style-name="P1"><text:s text:c="12"/>print('Information gain of ',attr,' is : ',ig)</text:p>
      <text:p text:style-name="P1"><text:s text:c="8"/></text:p>
      <text:p text:style-name="P1"><text:s text:c="8"/>index_of_max = gainz.index(max(gainz)) <text:s text:c="14"/># Index of Best Attribute</text:p>
      <text:p text:style-name="P1"><text:s text:c="8"/>best_attr = attribute_names[index_of_max] <text:s text:c="11"/># Choose Best Attribute to split on</text:p>
      <text:p text:style-name="P1"><text:s text:c="8"/>print("\nAttribute with the maximum gain is: ", best_attr)</text:p>
      <text:p text:style-name="P1"><text:s text:c="8"/># Create an empty tree, to be populated in a moment</text:p>
      <text:p text:style-name="P1"><text:s text:c="8"/>tree = {best_attr:{}} # Initiate the tree with best attribute as a node </text:p>
      <text:p text:style-name="P1"><text:s text:c="8"/>remaining_attribute_names =[i for i in attribute_names if i != best_attr]</text:p>
      <text:p text:style-name="P1"><text:s text:c="8"/></text:p>
      <text:p text:style-name="P1"><text:s text:c="8"/># Split dataset-On each split, recursively call this algorithm.Populate the empty tree with subtrees, which</text:p>
      <text:p text:style-name="P1"><text:s text:c="8"/># are the result of the recursive call</text:p>
      <text:p text:style-name="P1"><text:s text:c="8"/>for attr_val, data_subset in df.groupby(best_attr):</text:p>
      <text:p text:style-name="P1"><text:s text:c="12"/>subtree = id3(data_subset,target_attribute, remaining_attribute_names,default_class,best_attr)</text:p>
      <text:p text:style-name="P1"><text:s text:c="12"/>tree[best_attr][attr_val] = subtree</text:p>
      <text:p text:style-name="P1"><text:s text:c="8"/>return tree</text:p>
      <text:p text:style-name="P1"><text:s text:c="4"/>from pprint import pprint</text:p>
      <text:p text:style-name="P1">tree = id3(df,t,attribute_names)</text:p>
      <text:p text:style-name="P1">print("\nThe Resultant Decision Tree is:")</text:p>
      <text:p text:style-name="P1">print(tree)</text:p>
      <text:p text:style-name="P1"/>
      <text:p text:style-name="P1">output:</text:p>
      <text:p text:style-name="P1"/>
      <text:p text:style-name="P2">Input Data Set is:</text:p>
      <text:p text:style-name="P3"><text:s text:c="6"/><text:span text:style-name="T1">Outlook Temperature Humidity <text:s text:c="3"/>Wind Target</text:span></text:p>
      <text:p text:style-name="P4">0 <text:s text:c="5"/>sunny <text:s text:c="8"/>hot <text:s text:c="4"/>high <text:s text:c="3"/>weak <text:s text:c="4"/>no</text:p>
      <text:p text:style-name="P4">1 <text:s text:c="5"/>sunny <text:s text:c="8"/>hot <text:s text:c="4"/>high <text:s/>Strong <text:s text:c="4"/>no</text:p>
      <text:p text:style-name="P4">2 <text:s text:c="2"/>overcast <text:s text:c="8"/>hot <text:s text:c="4"/>high <text:s text:c="3"/>weak <text:s text:c="3"/>yes</text:p>
      <text:p text:style-name="P4">3 <text:s text:c="6"/>rain <text:s text:c="7"/>mild <text:s text:c="4"/>high <text:s text:c="3"/>weak <text:s text:c="3"/>yes</text:p>
      <text:p text:style-name="P4">4 <text:s text:c="6"/>rain <text:s text:c="7"/>cool <text:s text:c="2"/>normal <text:s text:c="3"/>weak <text:s text:c="3"/>yes</text:p>
      <text:p text:style-name="P4">5 <text:s text:c="6"/>rain <text:s text:c="7"/>cool <text:s text:c="2"/>normal <text:s/>Strong <text:s text:c="4"/>no</text:p>
      <text:p text:style-name="P4"><text:soft-page-break/>6 <text:s text:c="2"/>overcast <text:s text:c="7"/>cool <text:s text:c="2"/>normal <text:s/>Strong <text:s text:c="3"/>yes</text:p>
      <text:p text:style-name="P4">7 <text:s text:c="5"/>sunny <text:s text:c="7"/>mild <text:s text:c="4"/>high <text:s text:c="3"/>weak <text:s text:c="4"/>no</text:p>
      <text:p text:style-name="P4">8 <text:s text:c="5"/>sunny <text:s text:c="7"/>cool <text:s text:c="2"/>normal <text:s text:c="3"/>weak <text:s text:c="3"/>yes</text:p>
      <text:p text:style-name="P4">9 <text:s text:c="6"/>rain <text:s text:c="7"/>mild <text:s text:c="2"/>normal <text:s text:c="3"/>weak <text:s text:c="3"/>yes</text:p>
      <text:p text:style-name="P4">10 <text:s text:c="4"/>sunny <text:s text:c="7"/>mild <text:s text:c="2"/>normal <text:s/>Strong <text:s text:c="3"/>yes</text:p>
      <text:p text:style-name="P4">11 <text:s/>overcast <text:s text:c="7"/>mild <text:s text:c="4"/>high <text:s/>Strong <text:s text:c="3"/>yes</text:p>
      <text:p text:style-name="P4">12 <text:s/>overcast <text:s text:c="8"/>hot <text:s text:c="2"/>normal <text:s text:c="3"/>weak <text:s text:c="3"/>yes</text:p>
      <text:p text:style-name="P4">Target Attribute is: <text:s/>Target</text:p>
      <text:p text:style-name="P4">Predicting Attributes: <text:s/>['Outlook', 'Temperature', 'Humidity', 'Wind']</text:p>
      <text:p text:style-name="P5"/>
      <text:p text:style-name="P5"/>
      <text:p text:style-name="P4">-----Information Gain Calculation of <text:s/>Outlook <text:s/>--------</text:p>
      <text:p text:style-name="P4">Grouped Attribute Values </text:p>
      <text:p text:style-name="P3"><text:s text:c="6"/><text:span text:style-name="T1">Outlook Temperature Humidity <text:s text:c="3"/>Wind Target</text:span></text:p>
      <text:p text:style-name="P4">2 <text:s text:c="2"/>overcast <text:s text:c="8"/>hot <text:s text:c="4"/>high <text:s text:c="3"/>weak <text:s text:c="3"/>yes</text:p>
      <text:p text:style-name="P4">6 <text:s text:c="2"/>overcast <text:s text:c="7"/>cool <text:s text:c="2"/>normal <text:s/>Strong <text:s text:c="3"/>yes</text:p>
      <text:p text:style-name="P4">11 <text:s/>overcast <text:s text:c="7"/>mild <text:s text:c="4"/>high <text:s/>Strong <text:s text:c="3"/>yes</text:p>
      <text:p text:style-name="P4">12 <text:s/>overcast <text:s text:c="8"/>hot <text:s text:c="2"/>normal <text:s text:c="3"/>weak <text:s text:c="3"/>yes</text:p>
      <text:p text:style-name="P4">Grouped Attribute Values </text:p>
      <text:p text:style-name="P3"><text:s text:c="3"/><text:span text:style-name="T1">Outlook Temperature Humidity <text:s text:c="3"/>Wind Target</text:span></text:p>
      <text:p text:style-name="P4">3 <text:s text:c="3"/>rain <text:s text:c="7"/>mild <text:s text:c="4"/>high <text:s text:c="3"/>weak <text:s text:c="3"/>yes</text:p>
      <text:p text:style-name="P4">4 <text:s text:c="3"/>rain <text:s text:c="7"/>cool <text:s text:c="2"/>normal <text:s text:c="3"/>weak <text:s text:c="3"/>yes</text:p>
      <text:p text:style-name="P4">5 <text:s text:c="3"/>rain <text:s text:c="7"/>cool <text:s text:c="2"/>normal <text:s/>Strong <text:s text:c="4"/>no</text:p>
      <text:p text:style-name="P4">9 <text:s text:c="3"/>rain <text:s text:c="7"/>mild <text:s text:c="2"/>normal <text:s text:c="3"/>weak <text:s text:c="3"/>yes</text:p>
      <text:p text:style-name="P4">Grouped Attribute Values </text:p>
      <text:p text:style-name="P3"><text:s text:c="4"/><text:span text:style-name="T1">Outlook Temperature Humidity <text:s text:c="3"/>Wind Target</text:span></text:p>
      <text:p text:style-name="P4">0 <text:s text:c="3"/>sunny <text:s text:c="8"/>hot <text:s text:c="4"/>high <text:s text:c="3"/>weak <text:s text:c="4"/>no</text:p>
      <text:p text:style-name="P4">1 <text:s text:c="3"/>sunny <text:s text:c="8"/>hot <text:s text:c="4"/>high <text:s/>Strong <text:s text:c="4"/>no</text:p>
      <text:p text:style-name="P4">7 <text:s text:c="3"/>sunny <text:s text:c="7"/>mild <text:s text:c="4"/>high <text:s text:c="3"/>weak <text:s text:c="4"/>no</text:p>
      <text:p text:style-name="P4">8 <text:s text:c="3"/>sunny <text:s text:c="7"/>cool <text:s text:c="2"/>normal <text:s text:c="3"/>weak <text:s text:c="3"/>yes</text:p>
      <text:p text:style-name="P4">10 <text:s text:c="2"/>sunny <text:s text:c="7"/>mild <text:s text:c="2"/>normal <text:s/>Strong <text:s text:c="3"/>yes</text:p>
      <text:p text:style-name="P4">Target attribute class count(Yes/No)= {'yes': 4}</text:p>
      <text:p text:style-name="P4">Total no of instances/records associated with overcast is: 4</text:p>
      <text:p text:style-name="P4">Probability of Class yes is: 1.0000</text:p>
      <text:p text:style-name="P4">Probability of Class yes is: 1.0000</text:p>
      <text:p text:style-name="P4">Target attribute class count(Yes/No)= {'yes': 3, 'no': 1}</text:p>
      <text:p text:style-name="P4">Total no of instances/records associated with rain is: 4</text:p>
      <text:p text:style-name="P4">Probability of Class no is: 0.2500</text:p>
      <text:p text:style-name="P4">Probability of Class yes is: 0.7500</text:p>
      <text:p text:style-name="P4">Target attribute class count(Yes/No)= {'no': 3, 'yes': 2}</text:p>
      <text:p text:style-name="P4">Total no of instances/records associated with sunny is: 5</text:p>
      <text:p text:style-name="P4">Probability of Class no is: 0.4000</text:p>
      <text:p text:style-name="P4">Probability of Class yes is: 0.6000</text:p>
      <text:p text:style-name="P4">Target attribute class count(Yes/No)= {'no': 4, 'yes': 9}</text:p>
      <text:p text:style-name="P4">Total no of instances/records associated with S is: 13</text:p>
      <text:p text:style-name="P4">Probability of Class no is: 0.3077</text:p>
      <text:p text:style-name="P4">Probability of Class yes is: 0.6923</text:p>
      <text:p text:style-name="P4">Information gain of <text:s/>Outlook <text:s/>is : <text:s/>0.2674250655956548</text:p>
      <text:p text:style-name="P5"/>
      <text:p text:style-name="P5"/>
      <text:p text:style-name="P4">-----Information Gain Calculation of <text:s/>Temperature <text:s/>--------</text:p>
      <text:p text:style-name="P4">Grouped Attribute Values </text:p>
      <text:p text:style-name="P3"><text:s text:c="5"/><text:span text:style-name="T1">Outlook Temperature Humidity <text:s text:c="3"/>Wind Target</text:span></text:p>
      <text:p text:style-name="P4">4 <text:s text:c="5"/>rain <text:s text:c="7"/>cool <text:s text:c="2"/>normal <text:s text:c="3"/>weak <text:s text:c="3"/>yes</text:p>
      <text:p text:style-name="P4">5 <text:s text:c="5"/>rain <text:s text:c="7"/>cool <text:s text:c="2"/>normal <text:s/>Strong <text:s text:c="4"/>no</text:p>
      <text:p text:style-name="P4">6 <text:s/>overcast <text:s text:c="7"/>cool <text:s text:c="2"/>normal <text:s/>Strong <text:s text:c="3"/>yes</text:p>
      <text:p text:style-name="P4">8 <text:s text:c="4"/>sunny <text:s text:c="7"/>cool <text:s text:c="2"/>normal <text:s text:c="3"/>weak <text:s text:c="3"/>yes</text:p>
      <text:p text:style-name="P4">Grouped Attribute Values </text:p>
      <text:p text:style-name="P3"><text:s text:c="6"/><text:span text:style-name="T1">Outlook Temperature Humidity <text:s text:c="3"/>Wind Target</text:span></text:p>
      <text:p text:style-name="P4"><text:soft-page-break/>0 <text:s text:c="5"/>sunny <text:s text:c="8"/>hot <text:s text:c="4"/>high <text:s text:c="3"/>weak <text:s text:c="4"/>no</text:p>
      <text:p text:style-name="P4">1 <text:s text:c="5"/>sunny <text:s text:c="8"/>hot <text:s text:c="4"/>high <text:s/>Strong <text:s text:c="4"/>no</text:p>
      <text:p text:style-name="P4">2 <text:s text:c="2"/>overcast <text:s text:c="8"/>hot <text:s text:c="4"/>high <text:s text:c="3"/>weak <text:s text:c="3"/>yes</text:p>
      <text:p text:style-name="P4">12 <text:s/>overcast <text:s text:c="8"/>hot <text:s text:c="2"/>normal <text:s text:c="3"/>weak <text:s text:c="3"/>yes</text:p>
      <text:p text:style-name="P4">Grouped Attribute Values </text:p>
      <text:p text:style-name="P3"><text:s text:c="6"/><text:span text:style-name="T1">Outlook Temperature Humidity <text:s text:c="3"/>Wind Target</text:span></text:p>
      <text:p text:style-name="P4">3 <text:s text:c="6"/>rain <text:s text:c="7"/>mild <text:s text:c="4"/>high <text:s text:c="3"/>weak <text:s text:c="3"/>yes</text:p>
      <text:p text:style-name="P4">7 <text:s text:c="5"/>sunny <text:s text:c="7"/>mild <text:s text:c="4"/>high <text:s text:c="3"/>weak <text:s text:c="4"/>no</text:p>
      <text:p text:style-name="P4">9 <text:s text:c="6"/>rain <text:s text:c="7"/>mild <text:s text:c="2"/>normal <text:s text:c="3"/>weak <text:s text:c="3"/>yes</text:p>
      <text:p text:style-name="P4">10 <text:s text:c="4"/>sunny <text:s text:c="7"/>mild <text:s text:c="2"/>normal <text:s/>Strong <text:s text:c="3"/>yes</text:p>
      <text:p text:style-name="P4">11 <text:s/>overcast <text:s text:c="7"/>mild <text:s text:c="4"/>high <text:s/>Strong <text:s text:c="3"/>yes</text:p>
      <text:p text:style-name="P4">Target attribute class count(Yes/No)= {'yes': 3, 'no': 1}</text:p>
      <text:p text:style-name="P4">Total no of instances/records associated with cool is: 4</text:p>
      <text:p text:style-name="P4">Probability of Class no is: 0.2500</text:p>
      <text:p text:style-name="P4">Probability of Class yes is: 0.7500</text:p>
      <text:p text:style-name="P4">Target attribute class count(Yes/No)= {'no': 2, 'yes': 2}</text:p>
      <text:p text:style-name="P4">Total no of instances/records associated with hot is: 4</text:p>
      <text:p text:style-name="P4">Probability of Class no is: 0.5000</text:p>
      <text:p text:style-name="P4">Probability of Class yes is: 0.5000</text:p>
      <text:p text:style-name="P4">Target attribute class count(Yes/No)= {'yes': 4, 'no': 1}</text:p>
      <text:p text:style-name="P4">Total no of instances/records associated with mild is: 5</text:p>
      <text:p text:style-name="P4">Probability of Class no is: 0.2000</text:p>
      <text:p text:style-name="P4">Probability of Class yes is: 0.8000</text:p>
      <text:p text:style-name="P4">Target attribute class count(Yes/No)= {'no': 4, 'yes': 9}</text:p>
      <text:p text:style-name="P4">Total no of instances/records associated with S is: 13</text:p>
      <text:p text:style-name="P4">Probability of Class no is: 0.3077</text:p>
      <text:p text:style-name="P4">Probability of Class yes is: 0.6923</text:p>
      <text:p text:style-name="P4">Information gain of <text:s/>Temperature <text:s/>is : <text:s/>0.05551064235231107</text:p>
      <text:p text:style-name="P5"/>
      <text:p text:style-name="P5"/>
      <text:p text:style-name="P4">-----Information Gain Calculation of <text:s/>Humidity <text:s/>--------</text:p>
      <text:p text:style-name="P4">Grouped Attribute Values </text:p>
      <text:p text:style-name="P3"><text:s text:c="6"/><text:span text:style-name="T1">Outlook Temperature Humidity <text:s text:c="3"/>Wind Target</text:span></text:p>
      <text:p text:style-name="P4">0 <text:s text:c="5"/>sunny <text:s text:c="8"/>hot <text:s text:c="4"/>high <text:s text:c="3"/>weak <text:s text:c="4"/>no</text:p>
      <text:p text:style-name="P4">1 <text:s text:c="5"/>sunny <text:s text:c="8"/>hot <text:s text:c="4"/>high <text:s/>Strong <text:s text:c="4"/>no</text:p>
      <text:p text:style-name="P4">2 <text:s text:c="2"/>overcast <text:s text:c="8"/>hot <text:s text:c="4"/>high <text:s text:c="3"/>weak <text:s text:c="3"/>yes</text:p>
      <text:p text:style-name="P4">3 <text:s text:c="6"/>rain <text:s text:c="7"/>mild <text:s text:c="4"/>high <text:s text:c="3"/>weak <text:s text:c="3"/>yes</text:p>
      <text:p text:style-name="P4">7 <text:s text:c="5"/>sunny <text:s text:c="7"/>mild <text:s text:c="4"/>high <text:s text:c="3"/>weak <text:s text:c="4"/>no</text:p>
      <text:p text:style-name="P4">11 <text:s/>overcast <text:s text:c="7"/>mild <text:s text:c="4"/>high <text:s/>Strong <text:s text:c="3"/>yes</text:p>
      <text:p text:style-name="P4">Grouped Attribute Values </text:p>
      <text:p text:style-name="P3"><text:s text:c="6"/><text:span text:style-name="T1">Outlook Temperature Humidity <text:s text:c="3"/>Wind Target</text:span></text:p>
      <text:p text:style-name="P4">4 <text:s text:c="6"/>rain <text:s text:c="7"/>cool <text:s text:c="2"/>normal <text:s text:c="3"/>weak <text:s text:c="3"/>yes</text:p>
      <text:p text:style-name="P4">5 <text:s text:c="6"/>rain <text:s text:c="7"/>cool <text:s text:c="2"/>normal <text:s/>Strong <text:s text:c="4"/>no</text:p>
      <text:p text:style-name="P4">6 <text:s text:c="2"/>overcast <text:s text:c="7"/>cool <text:s text:c="2"/>normal <text:s/>Strong <text:s text:c="3"/>yes</text:p>
      <text:p text:style-name="P4">8 <text:s text:c="5"/>sunny <text:s text:c="7"/>cool <text:s text:c="2"/>normal <text:s text:c="3"/>weak <text:s text:c="3"/>yes</text:p>
      <text:p text:style-name="P4">9 <text:s text:c="6"/>rain <text:s text:c="7"/>mild <text:s text:c="2"/>normal <text:s text:c="3"/>weak <text:s text:c="3"/>yes</text:p>
      <text:p text:style-name="P4">10 <text:s text:c="4"/>sunny <text:s text:c="7"/>mild <text:s text:c="2"/>normal <text:s/>Strong <text:s text:c="3"/>yes</text:p>
      <text:p text:style-name="P4">12 <text:s/>overcast <text:s text:c="8"/>hot <text:s text:c="2"/>normal <text:s text:c="3"/>weak <text:s text:c="3"/>yes</text:p>
      <text:p text:style-name="P4">Target attribute class count(Yes/No)= {'no': 3, 'yes': 3}</text:p>
      <text:p text:style-name="P4">Total no of instances/records associated with high is: 6</text:p>
      <text:p text:style-name="P4">Probability of Class no is: 0.5000</text:p>
      <text:p text:style-name="P4">Probability of Class yes is: 0.5000</text:p>
      <text:p text:style-name="P4">Target attribute class count(Yes/No)= {'yes': 6, 'no': 1}</text:p>
      <text:p text:style-name="P4">Total no of instances/records associated with normal is: 7</text:p>
      <text:p text:style-name="P4">Probability of Class no is: 0.1429</text:p>
      <text:p text:style-name="P4">Probability of Class yes is: 0.8571</text:p>
      <text:p text:style-name="P4">Target attribute class count(Yes/No)= {'no': 4, 'yes': 9}</text:p>
      <text:p text:style-name="P4">Total no of instances/records associated with S is: 13</text:p>
      <text:p text:style-name="P4">Probability of Class no is: 0.3077</text:p>
      <text:p text:style-name="P4"><text:soft-page-break/>Probability of Class yes is: 0.6923</text:p>
      <text:p text:style-name="P4">Information gain of <text:s/>Humidity <text:s/>is : <text:s/>0.11036014405977657</text:p>
      <text:p text:style-name="P5"/>
      <text:p text:style-name="P5"/>
      <text:p text:style-name="P4">-----Information Gain Calculation of <text:s/>Wind <text:s/>--------</text:p>
      <text:p text:style-name="P4">Grouped Attribute Values </text:p>
      <text:p text:style-name="P3"><text:s text:c="6"/><text:span text:style-name="T1">Outlook Temperature Humidity <text:s text:c="3"/>Wind Target</text:span></text:p>
      <text:p text:style-name="P4">1 <text:s text:c="5"/>sunny <text:s text:c="8"/>hot <text:s text:c="4"/>high <text:s/>Strong <text:s text:c="4"/>no</text:p>
      <text:p text:style-name="P4">5 <text:s text:c="6"/>rain <text:s text:c="7"/>cool <text:s text:c="2"/>normal <text:s/>Strong <text:s text:c="4"/>no</text:p>
      <text:p text:style-name="P4">6 <text:s text:c="2"/>overcast <text:s text:c="7"/>cool <text:s text:c="2"/>normal <text:s/>Strong <text:s text:c="3"/>yes</text:p>
      <text:p text:style-name="P4">10 <text:s text:c="4"/>sunny <text:s text:c="7"/>mild <text:s text:c="2"/>normal <text:s/>Strong <text:s text:c="3"/>yes</text:p>
      <text:p text:style-name="P4">11 <text:s/>overcast <text:s text:c="7"/>mild <text:s text:c="4"/>high <text:s/>Strong <text:s text:c="3"/>yes</text:p>
      <text:p text:style-name="P4">Grouped Attribute Values </text:p>
      <text:p text:style-name="P3"><text:s text:c="6"/><text:span text:style-name="T1">Outlook Temperature Humidity <text:s/>Wind Target</text:span></text:p>
      <text:p text:style-name="P4">0 <text:s text:c="5"/>sunny <text:s text:c="8"/>hot <text:s text:c="4"/>high <text:s/>weak <text:s text:c="4"/>no</text:p>
      <text:p text:style-name="P4">2 <text:s text:c="2"/>overcast <text:s text:c="8"/>hot <text:s text:c="4"/>high <text:s/>weak <text:s text:c="3"/>yes</text:p>
      <text:p text:style-name="P4">3 <text:s text:c="6"/>rain <text:s text:c="7"/>mild <text:s text:c="4"/>high <text:s/>weak <text:s text:c="3"/>yes</text:p>
      <text:p text:style-name="P4">4 <text:s text:c="6"/>rain <text:s text:c="7"/>cool <text:s text:c="2"/>normal <text:s/>weak <text:s text:c="3"/>yes</text:p>
      <text:p text:style-name="P4">7 <text:s text:c="5"/>sunny <text:s text:c="7"/>mild <text:s text:c="4"/>high <text:s/>weak <text:s text:c="4"/>no</text:p>
      <text:p text:style-name="P4">8 <text:s text:c="5"/>sunny <text:s text:c="7"/>cool <text:s text:c="2"/>normal <text:s/>weak <text:s text:c="3"/>yes</text:p>
      <text:p text:style-name="P4">9 <text:s text:c="6"/>rain <text:s text:c="7"/>mild <text:s text:c="2"/>normal <text:s/>weak <text:s text:c="3"/>yes</text:p>
      <text:p text:style-name="P4">12 <text:s/>overcast <text:s text:c="8"/>hot <text:s text:c="2"/>normal <text:s/>weak <text:s text:c="3"/>yes</text:p>
      <text:p text:style-name="P4">Target attribute class count(Yes/No)= {'no': 2, 'yes': 3}</text:p>
      <text:p text:style-name="P4">Total no of instances/records associated with Strong is: 5</text:p>
      <text:p text:style-name="P4">Probability of Class no is: 0.4000</text:p>
      <text:p text:style-name="P4">Probability of Class yes is: 0.6000</text:p>
      <text:p text:style-name="P4">Target attribute class count(Yes/No)= {'no': 2, 'yes': 6}</text:p>
      <text:p text:style-name="P4">Total no of instances/records associated with weak is: 8</text:p>
      <text:p text:style-name="P4">Probability of Class no is: 0.2500</text:p>
      <text:p text:style-name="P4">Probability of Class yes is: 0.7500</text:p>
      <text:p text:style-name="P4">Target attribute class count(Yes/No)= {'no': 4, 'yes': 9}</text:p>
      <text:p text:style-name="P4">Total no of instances/records associated with S is: 13</text:p>
      <text:p text:style-name="P4">Probability of Class no is: 0.3077</text:p>
      <text:p text:style-name="P4">Probability of Class yes is: 0.6923</text:p>
      <text:p text:style-name="P4">Information gain of <text:s/>Wind <text:s/>is : <text:s/>0.01780102730053701</text:p>
      <text:p text:style-name="P5"/>
      <text:p text:style-name="P4">Attribute with the maximum gain is: <text:s/>Outlook</text:p>
      <text:p text:style-name="P5"/>
      <text:p text:style-name="P5"/>
      <text:p text:style-name="P4">-----Information Gain Calculation of <text:s/>Temperature <text:s/>--------</text:p>
      <text:p text:style-name="P4">Grouped Attribute Values </text:p>
      <text:p text:style-name="P3"><text:s text:c="3"/><text:span text:style-name="T1">Outlook Temperature Humidity <text:s text:c="3"/>Wind Target</text:span></text:p>
      <text:p text:style-name="P4">4 <text:s text:c="3"/>rain <text:s text:c="7"/>cool <text:s text:c="2"/>normal <text:s text:c="3"/>weak <text:s text:c="3"/>yes</text:p>
      <text:p text:style-name="P4">5 <text:s text:c="3"/>rain <text:s text:c="7"/>cool <text:s text:c="2"/>normal <text:s/>Strong <text:s text:c="4"/>no</text:p>
      <text:p text:style-name="P4">Grouped Attribute Values </text:p>
      <text:p text:style-name="P3"><text:s text:c="3"/><text:span text:style-name="T1">Outlook Temperature Humidity <text:s/>Wind Target</text:span></text:p>
      <text:p text:style-name="P4">3 <text:s text:c="3"/>rain <text:s text:c="7"/>mild <text:s text:c="4"/>high <text:s/>weak <text:s text:c="3"/>yes</text:p>
      <text:p text:style-name="P4">9 <text:s text:c="3"/>rain <text:s text:c="7"/>mild <text:s text:c="2"/>normal <text:s/>weak <text:s text:c="3"/>yes</text:p>
      <text:p text:style-name="P4">Target attribute class count(Yes/No)= {'yes': 1, 'no': 1}</text:p>
      <text:p text:style-name="P4">Total no of instances/records associated with cool is: 2</text:p>
      <text:p text:style-name="P4">Probability of Class no is: 0.5000</text:p>
      <text:p text:style-name="P4">Probability of Class yes is: 0.5000</text:p>
      <text:p text:style-name="P4">Target attribute class count(Yes/No)= {'yes': 2}</text:p>
      <text:p text:style-name="P4">Total no of instances/records associated with mild is: 2</text:p>
      <text:p text:style-name="P4">Probability of Class yes is: 1.0000</text:p>
      <text:p text:style-name="P4">Probability of Class yes is: 1.0000</text:p>
      <text:p text:style-name="P4">Target attribute class count(Yes/No)= {'yes': 3, 'no': 1}</text:p>
      <text:p text:style-name="P4">Total no of instances/records associated with S-rain is: 4</text:p>
      <text:p text:style-name="P4">Probability of Class no is: 0.2500</text:p>
      <text:p text:style-name="P4"><text:soft-page-break/>Probability of Class yes is: 0.7500</text:p>
      <text:p text:style-name="P4">Information gain of <text:s/>Temperature <text:s/>is : <text:s/>0.31127812445913283</text:p>
      <text:p text:style-name="P5"/>
      <text:p text:style-name="P5"/>
      <text:p text:style-name="P4">-----Information Gain Calculation of <text:s/>Humidity <text:s/>--------</text:p>
      <text:p text:style-name="P4">Grouped Attribute Values </text:p>
      <text:p text:style-name="P3"><text:s text:c="3"/><text:span text:style-name="T1">Outlook Temperature Humidity <text:s/>Wind Target</text:span></text:p>
      <text:p text:style-name="P4">3 <text:s text:c="3"/>rain <text:s text:c="7"/>mild <text:s text:c="4"/>high <text:s/>weak <text:s text:c="3"/>yes</text:p>
      <text:p text:style-name="P4">Grouped Attribute Values </text:p>
      <text:p text:style-name="P3"><text:s text:c="3"/><text:span text:style-name="T1">Outlook Temperature Humidity <text:s text:c="3"/>Wind Target</text:span></text:p>
      <text:p text:style-name="P4">4 <text:s text:c="3"/>rain <text:s text:c="7"/>cool <text:s text:c="2"/>normal <text:s text:c="3"/>weak <text:s text:c="3"/>yes</text:p>
      <text:p text:style-name="P4">5 <text:s text:c="3"/>rain <text:s text:c="7"/>cool <text:s text:c="2"/>normal <text:s/>Strong <text:s text:c="4"/>no</text:p>
      <text:p text:style-name="P4">9 <text:s text:c="3"/>rain <text:s text:c="7"/>mild <text:s text:c="2"/>normal <text:s text:c="3"/>weak <text:s text:c="3"/>yes</text:p>
      <text:p text:style-name="P4">Target attribute class count(Yes/No)= {'yes': 1}</text:p>
      <text:p text:style-name="P4">Total no of instances/records associated with high is: 1</text:p>
      <text:p text:style-name="P4">Probability of Class yes is: 1.0000</text:p>
      <text:p text:style-name="P4">Probability of Class yes is: 1.0000</text:p>
      <text:p text:style-name="P4">Target attribute class count(Yes/No)= {'yes': 2, 'no': 1}</text:p>
      <text:p text:style-name="P4">Total no of instances/records associated with normal is: 3</text:p>
      <text:p text:style-name="P4">Probability of Class no is: 0.3333</text:p>
      <text:p text:style-name="P4">Probability of Class yes is: 0.6667</text:p>
      <text:p text:style-name="P4">Target attribute class count(Yes/No)= {'yes': 3, 'no': 1}</text:p>
      <text:p text:style-name="P4">Total no of instances/records associated with S-rain is: 4</text:p>
      <text:p text:style-name="P4">Probability of Class no is: 0.2500</text:p>
      <text:p text:style-name="P4">Probability of Class yes is: 0.7500</text:p>
      <text:p text:style-name="P4">Information gain of <text:s/>Humidity <text:s/>is : <text:s/>0.12255624891826566</text:p>
      <text:p text:style-name="P5"/>
      <text:p text:style-name="P5"/>
      <text:p text:style-name="P4">-----Information Gain Calculation of <text:s/>Wind <text:s/>--------</text:p>
      <text:p text:style-name="P4">Grouped Attribute Values </text:p>
      <text:p text:style-name="P3"><text:s text:c="3"/><text:span text:style-name="T1">Outlook Temperature Humidity <text:s text:c="3"/>Wind Target</text:span></text:p>
      <text:p text:style-name="P4">5 <text:s text:c="3"/>rain <text:s text:c="7"/>cool <text:s text:c="2"/>normal <text:s/>Strong <text:s text:c="4"/>no</text:p>
      <text:p text:style-name="P4">Grouped Attribute Values </text:p>
      <text:p text:style-name="P3"><text:s text:c="3"/><text:span text:style-name="T1">Outlook Temperature Humidity <text:s/>Wind Target</text:span></text:p>
      <text:p text:style-name="P4">3 <text:s text:c="3"/>rain <text:s text:c="7"/>mild <text:s text:c="4"/>high <text:s/>weak <text:s text:c="3"/>yes</text:p>
      <text:p text:style-name="P4">4 <text:s text:c="3"/>rain <text:s text:c="7"/>cool <text:s text:c="2"/>normal <text:s/>weak <text:s text:c="3"/>yes</text:p>
      <text:p text:style-name="P4">9 <text:s text:c="3"/>rain <text:s text:c="7"/>mild <text:s text:c="2"/>normal <text:s/>weak <text:s text:c="3"/>yes</text:p>
      <text:p text:style-name="P4">Target attribute class count(Yes/No)= {'no': 1}</text:p>
      <text:p text:style-name="P4">Total no of instances/records associated with Strong is: 1</text:p>
      <text:p text:style-name="P4">Probability of Class no is: 1.0000</text:p>
      <text:p text:style-name="P4">Probability of Class no is: 1.0000</text:p>
      <text:p text:style-name="P4">Target attribute class count(Yes/No)= {'yes': 3}</text:p>
      <text:p text:style-name="P4">Total no of instances/records associated with weak is: 3</text:p>
      <text:p text:style-name="P4">Probability of Class yes is: 1.0000</text:p>
      <text:p text:style-name="P4">Probability of Class yes is: 1.0000</text:p>
      <text:p text:style-name="P4">Target attribute class count(Yes/No)= {'yes': 3, 'no': 1}</text:p>
      <text:p text:style-name="P4">Total no of instances/records associated with S-rain is: 4</text:p>
      <text:p text:style-name="P4">Probability of Class no is: 0.2500</text:p>
      <text:p text:style-name="P4">Probability of Class yes is: 0.7500</text:p>
      <text:p text:style-name="P4">Information gain of <text:s/>Wind <text:s/>is : <text:s/>0.8112781244591328</text:p>
      <text:p text:style-name="P5"/>
      <text:p text:style-name="P4">Attribute with the maximum gain is: <text:s/>Wind</text:p>
      <text:p text:style-name="P5"/>
      <text:p text:style-name="P5"/>
      <text:p text:style-name="P4">-----Information Gain Calculation of <text:s/>Temperature <text:s/>--------</text:p>
      <text:p text:style-name="P4">Grouped Attribute Values </text:p>
      <text:p text:style-name="P3"><text:s text:c="3"/><text:span text:style-name="T1">Outlook Temperature Humidity <text:s/>Wind Target</text:span></text:p>
      <text:p text:style-name="P4">8 <text:s text:c="2"/>sunny <text:s text:c="7"/>cool <text:s text:c="2"/>normal <text:s/>weak <text:s text:c="3"/>yes</text:p>
      <text:p text:style-name="P4">Grouped Attribute Values </text:p>
      <text:p text:style-name="P3"><text:soft-page-break/><text:s text:c="3"/><text:span text:style-name="T1">Outlook Temperature Humidity <text:s text:c="3"/>Wind Target</text:span></text:p>
      <text:p text:style-name="P4">0 <text:s text:c="2"/>sunny <text:s text:c="8"/>hot <text:s text:c="4"/>high <text:s text:c="3"/>weak <text:s text:c="4"/>no</text:p>
      <text:p text:style-name="P4">1 <text:s text:c="2"/>sunny <text:s text:c="8"/>hot <text:s text:c="4"/>high <text:s/>Strong <text:s text:c="4"/>no</text:p>
      <text:p text:style-name="P4">Grouped Attribute Values </text:p>
      <text:p text:style-name="P3"><text:s text:c="4"/><text:span text:style-name="T1">Outlook Temperature Humidity <text:s text:c="3"/>Wind Target</text:span></text:p>
      <text:p text:style-name="P4">7 <text:s text:c="3"/>sunny <text:s text:c="7"/>mild <text:s text:c="4"/>high <text:s text:c="3"/>weak <text:s text:c="4"/>no</text:p>
      <text:p text:style-name="P4">10 <text:s text:c="2"/>sunny <text:s text:c="7"/>mild <text:s text:c="2"/>normal <text:s/>Strong <text:s text:c="3"/>yes</text:p>
      <text:p text:style-name="P4">Target attribute class count(Yes/No)= {'yes': 1}</text:p>
      <text:p text:style-name="P4">Total no of instances/records associated with cool is: 1</text:p>
      <text:p text:style-name="P4">Probability of Class yes is: 1.0000</text:p>
      <text:p text:style-name="P4">Probability of Class yes is: 1.0000</text:p>
      <text:p text:style-name="P4">Target attribute class count(Yes/No)= {'no': 2}</text:p>
      <text:p text:style-name="P4">Total no of instances/records associated with hot is: 2</text:p>
      <text:p text:style-name="P4">Probability of Class no is: 1.0000</text:p>
      <text:p text:style-name="P4">Probability of Class no is: 1.0000</text:p>
      <text:p text:style-name="P4">Target attribute class count(Yes/No)= {'no': 1, 'yes': 1}</text:p>
      <text:p text:style-name="P4">Total no of instances/records associated with mild is: 2</text:p>
      <text:p text:style-name="P4">Probability of Class no is: 0.5000</text:p>
      <text:p text:style-name="P4">Probability of Class yes is: 0.5000</text:p>
      <text:p text:style-name="P4">Target attribute class count(Yes/No)= {'no': 3, 'yes': 2}</text:p>
      <text:p text:style-name="P4">Total no of instances/records associated with S-sunny is: 5</text:p>
      <text:p text:style-name="P4">Probability of Class no is: 0.4000</text:p>
      <text:p text:style-name="P4">Probability of Class yes is: 0.6000</text:p>
      <text:p text:style-name="P4">Information gain of <text:s/>Temperature <text:s/>is : <text:s/>0.5709505944546686</text:p>
      <text:p text:style-name="P5"/>
      <text:p text:style-name="P5"/>
      <text:p text:style-name="P4">-----Information Gain Calculation of <text:s/>Humidity <text:s/>--------</text:p>
      <text:p text:style-name="P4">Grouped Attribute Values </text:p>
      <text:p text:style-name="P3"><text:s text:c="3"/><text:span text:style-name="T1">Outlook Temperature Humidity <text:s text:c="3"/>Wind Target</text:span></text:p>
      <text:p text:style-name="P4">0 <text:s text:c="2"/>sunny <text:s text:c="8"/>hot <text:s text:c="4"/>high <text:s text:c="3"/>weak <text:s text:c="4"/>no</text:p>
      <text:p text:style-name="P4">1 <text:s text:c="2"/>sunny <text:s text:c="8"/>hot <text:s text:c="4"/>high <text:s/>Strong <text:s text:c="4"/>no</text:p>
      <text:p text:style-name="P4">7 <text:s text:c="2"/>sunny <text:s text:c="7"/>mild <text:s text:c="4"/>high <text:s text:c="3"/>weak <text:s text:c="4"/>no</text:p>
      <text:p text:style-name="P4">Grouped Attribute Values </text:p>
      <text:p text:style-name="P3"><text:s text:c="4"/><text:span text:style-name="T1">Outlook Temperature Humidity <text:s text:c="3"/>Wind Target</text:span></text:p>
      <text:p text:style-name="P4">8 <text:s text:c="3"/>sunny <text:s text:c="7"/>cool <text:s text:c="2"/>normal <text:s text:c="3"/>weak <text:s text:c="3"/>yes</text:p>
      <text:p text:style-name="P4">10 <text:s text:c="2"/>sunny <text:s text:c="7"/>mild <text:s text:c="2"/>normal <text:s/>Strong <text:s text:c="3"/>yes</text:p>
      <text:p text:style-name="P4">Target attribute class count(Yes/No)= {'no': 3}</text:p>
      <text:p text:style-name="P4">Total no of instances/records associated with high is: 3</text:p>
      <text:p text:style-name="P4">Probability of Class no is: 1.0000</text:p>
      <text:p text:style-name="P4">Probability of Class no is: 1.0000</text:p>
      <text:p text:style-name="P4">Target attribute class count(Yes/No)= {'yes': 2}</text:p>
      <text:p text:style-name="P4">Total no of instances/records associated with normal is: 2</text:p>
      <text:p text:style-name="P4">Probability of Class yes is: 1.0000</text:p>
      <text:p text:style-name="P4">Probability of Class yes is: 1.0000</text:p>
      <text:p text:style-name="P4">Target attribute class count(Yes/No)= {'no': 3, 'yes': 2}</text:p>
      <text:p text:style-name="P4">Total no of instances/records associated with S-sunny is: 5</text:p>
      <text:p text:style-name="P4">Probability of Class no is: 0.4000</text:p>
      <text:p text:style-name="P4">Probability of Class yes is: 0.6000</text:p>
      <text:p text:style-name="P4">Information gain of <text:s/>Humidity <text:s/>is : <text:s/>0.9709505944546686</text:p>
      <text:p text:style-name="P5"/>
      <text:p text:style-name="P5"/>
      <text:p text:style-name="P4">-----Information Gain Calculation of <text:s/>Wind <text:s/>--------</text:p>
      <text:p text:style-name="P4">Grouped Attribute Values </text:p>
      <text:p text:style-name="P3"><text:s text:c="4"/><text:span text:style-name="T1">Outlook Temperature Humidity <text:s text:c="3"/>Wind Target</text:span></text:p>
      <text:p text:style-name="P4">1 <text:s text:c="3"/>sunny <text:s text:c="8"/>hot <text:s text:c="4"/>high <text:s/>Strong <text:s text:c="4"/>no</text:p>
      <text:p text:style-name="P4">10 <text:s text:c="2"/>sunny <text:s text:c="7"/>mild <text:s text:c="2"/>normal <text:s/>Strong <text:s text:c="3"/>yes</text:p>
      <text:p text:style-name="P4">Grouped Attribute Values </text:p>
      <text:p text:style-name="P3"><text:s text:c="3"/><text:span text:style-name="T1">Outlook Temperature Humidity <text:s/>Wind Target</text:span></text:p>
      <text:p text:style-name="P4">0 <text:s text:c="2"/>sunny <text:s text:c="8"/>hot <text:s text:c="4"/>high <text:s/>weak <text:s text:c="4"/>no</text:p>
      <text:p text:style-name="P4"><text:soft-page-break/>7 <text:s text:c="2"/>sunny <text:s text:c="7"/>mild <text:s text:c="4"/>high <text:s/>weak <text:s text:c="4"/>no</text:p>
      <text:p text:style-name="P4">8 <text:s text:c="2"/>sunny <text:s text:c="7"/>cool <text:s text:c="2"/>normal <text:s/>weak <text:s text:c="3"/>yes</text:p>
      <text:p text:style-name="P4">Target attribute class count(Yes/No)= {'no': 1, 'yes': 1}</text:p>
      <text:p text:style-name="P4">Total no of instances/records associated with Strong is: 2</text:p>
      <text:p text:style-name="P4">Probability of Class no is: 0.5000</text:p>
      <text:p text:style-name="P4">Probability of Class yes is: 0.5000</text:p>
      <text:p text:style-name="P4">Target attribute class count(Yes/No)= {'no': 2, 'yes': 1}</text:p>
      <text:p text:style-name="P4">Total no of instances/records associated with weak is: 3</text:p>
      <text:p text:style-name="P4">Probability of Class no is: 0.3333</text:p>
      <text:p text:style-name="P4">Probability of Class yes is: 0.6667</text:p>
      <text:p text:style-name="P4">Target attribute class count(Yes/No)= {'no': 3, 'yes': 2}</text:p>
      <text:p text:style-name="P4">Total no of instances/records associated with S-sunny is: 5</text:p>
      <text:p text:style-name="P4">Probability of Class no is: 0.4000</text:p>
      <text:p text:style-name="P4">Probability of Class yes is: 0.6000</text:p>
      <text:p text:style-name="P4">Information gain of <text:s/>Wind <text:s/>is : <text:s/>0.01997309402197489</text:p>
      <text:p text:style-name="P5"/>
      <text:p text:style-name="P4">Attribute with the maximum gain is: <text:s/>Humidity</text:p>
      <text:p text:style-name="P5"/>
      <text:p text:style-name="P4">The Resultant Decision Tree is:</text:p>
      <text:p text:style-name="P4">{'Outlook': {'overcast': 'yes', 'rain': {'Wind': {'Strong': 'no', 'weak': 'yes'}}, 'sunny': {'Humidity': {'high': 'no', 'normal': 'yes'}}}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2:18:10.656997323</meta:creation-date>
    <dc:date>2019-09-20T12:19:41.725403281</dc:date>
    <meta:editing-duration>PT1M31S</meta:editing-duration>
    <meta:editing-cycles>1</meta:editing-cycles>
    <meta:document-statistic meta:table-count="0" meta:image-count="0" meta:object-count="0" meta:page-count="8" meta:paragraph-count="391" meta:word-count="2342" meta:character-count="17683" meta:non-whitespace-character-count="13314"/>
    <meta:generator>LibreOffice/6.2.6.2$Linux_X86_64 LibreOffice_project/20$Build-2</meta:generator>
  </office:meta>
</office:document-meta>
</file>